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1bf58d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1bf58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UrbanBody">
      <style:text-properties style:font-name="arial" style:text-underline-style="none"/>
    </style:style>
    <style:style style:name="P5" style:family="paragraph" style:parent-style-name="UrbanBody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UrbanBody">
      <style:text-properties style:font-name="arial" fo:font-size="12pt" style:text-underline-style="none" style:font-size-asian="12pt" style:font-size-complex="12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1bf58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1bf58d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bf58d" style:font-size-asian="10pt" style:font-size-complex="10pt"/>
    </style:style>
    <style:style style:name="P10" style:family="paragraph" style:parent-style-name="UrbanTitle">
      <style:text-properties style:font-name="arial" style:text-underline-style="none" officeooo:paragraph-rsid="001bf58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<text:s/>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7"><text:s/>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10">Demande de paiement</text:p>
      <text:p text:style-name="P4"/>
      <text:p text:style-name="P4"><text:span text:style-name="T8"/></text:p>
      <text:p text:style-name="P4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self.getPortionOutsText()</text:text-input></text:p>
      <text:p text:style-name="P4"/>
      <text:p text:style-name="P4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5"/>
      <text:p text:style-name="P4">Pour le bon ordre de votre dossier de demande de permis d'urbanisme, nous vous invitons à verser dans les meilleurs délais la somme de :</text:p>
      <text:p text:style-name="P4">[XXX] euros</text:p>
      <text:p text:style-name="P4">au compte bancaire <text:span text:style-name="T3">091-0175895-63</text:span> de la Ville <text:text-input text:description="">tool.getCityName(prefixed=True)</text:text-input>, en rappelant l'objet de la présente ainsi que la communication <text:span text:style-name="T9"><text:text-input text:description="">self.getReference()</text:text-input></text:span><text:span text:style-name="T8">.</text:span></text:p>
      <text:p text:style-name="P6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2:46.688059268</dc:date>
    <dc:language>fr-FR</dc:language>
    <meta:editing-cycles>153</meta:editing-cycles>
    <meta:editing-duration>P2DT6H8M13S</meta:editing-duration>
    <meta:document-statistic meta:table-count="1" meta:image-count="0" meta:object-count="0" meta:page-count="1" meta:paragraph-count="16" meta:word-count="118" meta:character-count="991" meta:non-whitespace-character-count="909"/>
    <meta:user-defined meta:name="Info 1"/>
    <meta:user-defined meta:name="Info 2"/>
    <meta:user-defined meta:name="Info 3"/>
    <meta:user-defined meta:name="Info 4"/>
  </office:meta>
</office:document-meta>
</file>